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832" officeooo:paragraph-rsid="000b4832"/>
    </style:style>
    <style:style style:name="P2" style:family="paragraph" style:parent-style-name="Standard">
      <style:text-properties officeooo:rsid="000c7bf5" officeooo:paragraph-rsid="000c7b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visit github.com/elias-dzobo</text:p>
      <text:p text:style-name="P2">2. check the repository labexercise8 : <text:s/>https://github.com/elias-dzobo/labexercise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09:33:04.957614767</meta:creation-date>
    <dc:date>2021-03-26T10:03:04.503894994</dc:date>
    <meta:editing-duration>PT2M2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" meta:word-count="10" meta:character-count="114" meta:non-whitespace-character-count="105"/>
  </office:meta>
</office:document-meta>
</file>